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37.84mm"/>
    </style:style>
    <style:style style:name="co4" style:family="table-column">
      <style:table-column-properties fo:break-before="auto" style:column-width="214.31mm"/>
    </style:style>
    <style:style style:name="co5" style:family="table-column">
      <style:table-column-properties fo:break-before="auto" style:column-width="20.3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font-name="Calibri" style:font-name-complex="Calibri"/>
    </style:style>
    <style:style style:name="ce4" style:family="table-cell" style:parent-style-name="Default" style:data-style-name="N112">
      <style:table-cell-properties style:rotation-align="none"/>
    </style:style>
    <style:style style:name="T1" style:family="text">
      <style:text-properties style:font-name-asian="Noto Sans CJK SC Regula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l" fo:country="SI" style:language-asian="zh" style:country-asian="CN" fo:color="#000000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16V HO/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ce/1</text:p>
          </table:table-cell>
          <table:table-cell office:value-type="string" calcext:value-type="string">
            <text:p>Price/1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 22uf</text:p>
          </table:table-cell>
          <table:table-cell office:value-type="string" calcext:value-type="string">
            <text:p><text:a xlink:href="http://si.farnell.com/murata/grm188r60j226mea0d/cap-mlcc-x5r-22uf-6-3v-0603/dp/2494232?st=0603%2022uf" xlink:type="simple">http://si.farnell.com/murata/grm188r60j226mea0d/cap-mlcc-x5r-22uf-6-3v-0603/dp/2494232?st=0603 22uf</text:a></text:p>
          </table:table-cell>
          <table:table-cell office:value-type="float" office:value="1" calcext:value-type="float">
            <text:p>1</text:p>
          </table:table-cell>
          <table:table-cell office:value-type="float" office:value="0.285" calcext:value-type="float">
            <text:p>0,285</text:p>
          </table:table-cell>
          <table:table-cell office:value-type="float" office:value="0.135" calcext:value-type="float">
            <text:p>0,13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diode bridge</text:p>
          </table:table-cell>
          <table:table-cell office:value-type="string" calcext:value-type="string">
            <text:p><text:a xlink:href="http://si.farnell.com/bourns/cd-hd2004/diode-bridge-rect-1-ph-40v-smd/dp/2676044" xlink:type="simple">http://si.farnell.com/bourns/cd-hd2004/diode-bridge-rect-1-ph-40v-smd/dp/2676044</text:a></text:p>
          </table:table-cell>
          <table:table-cell office:value-type="float" office:value="1" calcext:value-type="float">
            <text:p>1</text:p>
          </table:table-cell>
          <table:table-cell office:value-type="float" office:value="0.587" calcext:value-type="float">
            <text:p>0,587</text:p>
          </table:table-cell>
          <table:table-cell office:value-type="float" office:value="0.394" calcext:value-type="float">
            <text:p>0,394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C 1uF</text:p>
          </table:table-cell>
          <table:table-cell office:value-type="string" calcext:value-type="string">
            <text:p><text:a xlink:href="http://si.farnell.com/murata/grm188f51c105za01d/cap-mlcc-y5v-1uf-16v-0603/dp/1828849?st=0603%201uf" xlink:type="simple">http://si.farnell.com/murata/grm188f51c105za01d/cap-mlcc-y5v-1uf-16v-0603/dp/1828849?st=0603 1uf</text:a></text:p>
          </table:table-cell>
          <table:table-cell office:value-type="float" office:value="1" calcext:value-type="float">
            <text:p>1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185" calcext:value-type="float">
            <text:p>0,018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C 47uf</text:p>
          </table:table-cell>
          <table:table-cell table:style-name="ce2" office:value-type="string" calcext:value-type="string">
            <text:p><text:a xlink:href="http://si.farnell.com/murata/grm32ec81c476ke15l/cap-mlcc-x6s-47uf-16v-1210/dp/1907527?st=1210%2047uf" xlink:type="simple">http://si.farnell.com/murata/grm32ec81c476ke15l/cap-mlcc-x6s-47uf-16v-1210/dp/1907527?st=1210 47uf</text:a>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</text:p>
          </table:table-cell>
          <table:table-cell office:value-type="float" office:value="0.428" calcext:value-type="float">
            <text:p>0,428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digital potentiometer</text:p>
          </table:table-cell>
          <table:table-cell office:value-type="string" calcext:value-type="string">
            <text:p><text:a xlink:href="http://si.farnell.com/maxim-integrated-products/ds3502u-t-r/digital-pot-10k-single-usop-10/dp/2515903?st=digital%20potentiometer" xlink:type="simple">http://si.farnell.com/maxim-integrated-products/ds3502u-t-r/digital-pot-10k-single-usop-10/dp/2515903?st=digital%20potentiome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705" calcext:value-type="float">
            <text:p>0,70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motor driver</text:p>
          </table:table-cell>
          <table:table-cell office:value-type="string" calcext:value-type="string">
            <text:p><text:a xlink:href="http://si.farnell.com/rohm/bd6220f-e2/h-bridge-driver-18v-0-5a-sop8/dp/1716260?st=bd6220f" xlink:type="simple">http://si.farnell.com/rohm/bd6220f-e2/h-bridge-driver-18v-0-5a-sop8/dp/1716260?st=bd6220f</text:a></text:p>
          </table:table-cell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,15</text:p>
          </table:table-cell>
          <table:table-cell office:value-type="float" office:value="1.52" calcext:value-type="float">
            <text:p>1,5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dcdc</text:p>
          </table:table-cell>
          <table:table-cell office:value-type="string" calcext:value-type="string">
            <text:p><text:a xlink:href="http://si.farnell.com/maxim-integrated-products/max15062aata-t/dc-dc-ctrl-sync-buck-500khz-tdfn/dp/2516650RL" xlink:type="simple">http://si.farnell.com/maxim-integrated-products/max15062aata-t/dc-dc-ctrl-sync-buck-500khz-tdfn/dp/2516650RL</text:a>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,88</text:p>
          </table:table-cell>
          <table:table-cell office:value-type="float" office:value="1.31" calcext:value-type="float">
            <text:p>1,3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mosfet dual</text:p>
          </table:table-cell>
          <table:table-cell table:style-name="ce3" office:value-type="string" calcext:value-type="string">
            <text:p><text:span text:style-name="T1"><text:a xlink:href="http://si.farnell.com/vishay/si1026x-t1-ge3/mosfet-n-ch-60v-0-305a-sc-89/dp/2646361?st=n%20mosfet" xlink:type="simple">http://si.farnell.com/vishay/si1026x-t1-ge3/mosfet-n-ch-60v-0-305a-sc-89/dp/2646361?st=n%20mosfet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247" calcext:value-type="float">
            <text:p>0,24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inductor 33uH</text:p>
          </table:table-cell>
          <table:table-cell office:value-type="string" calcext:value-type="string">
            <text:p><text:a xlink:href="http://si.farnell.com/coilcraft/lps4018-333mrb/inductor-shld-33uh-20-0-55a-smd/dp/2408110?rpsku=rel1:LPS4018333MLC&amp;isexcsku=false" xlink:type="simple">http://si.farnell.com/coilcraft/lps4018-333mrb/inductor-shld-33uh-20-0-55a-smd/dp/2408110?rpsku=rel1:LPS4018333MLC&amp;isexcsku=false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2" calcext:value-type="float">
            <text:p>0,89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R 10k</text:p>
          </table:table-cell>
          <table:table-cell office:value-type="string" calcext:value-type="string">
            <text:p><text:a xlink:href="http://si.farnell.com/multicomp/mcwr06x1002ftl/res-thick-film-10k-1-0-1w-0603/dp/2447230?st=10k%20resistor" xlink:type="simple">http://si.farnell.com/multicomp/mcwr06x1002ftl/res-thick-film-10k-1-0-1w-0603/dp/2447230?st=10k resistor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21" calcext:value-type="float">
            <text:p>0,002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R 4.7k</text:p>
          </table:table-cell>
          <table:table-cell office:value-type="string" calcext:value-type="string">
            <text:p><text:a xlink:href="http://si.farnell.com/multicomp/mcwr06x472-jtl/res-thick-film-4k7-5-0-1w-0603/dp/2694880?st=4.7k%200603%20resistor" xlink:type="simple">http://si.farnell.com/multicomp/mcwr06x472-jtl/res-thick-film-4k7-5-0-1w-0603/dp/2694880?st=4.7k 0603 resistor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2" calcext:value-type="float">
            <text:p>0,0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 1k</text:p>
          </table:table-cell>
          <table:table-cell office:value-type="string" calcext:value-type="string">
            <text:p><text:a xlink:href="http://si.farnell.com/multicomp/mcwr06x102-jtl/res-thick-film-1k-5-0-1w-0603/dp/2694685?st=1k%200603%20resistor" xlink:type="simple">http://si.farnell.com/multicomp/mcwr06x102-jtl/res-thick-film-1k-5-0-1w-0603/dp/2694685?st=1k 0603 resistor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2" calcext:value-type="float">
            <text:p>0,0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 50</text:p>
          </table:table-cell>
          <table:table-cell office:value-type="string" calcext:value-type="string">
            <text:p><text:a xlink:href="http://si.farnell.com/multicomp/mcwr06x49r9ftl/res-thick-film-49r9-1-0-1w-0603/dp/2447381?st=50%200603%20resistor" xlink:type="simple">http://si.farnell.com/multicomp/mcwr06x49r9ftl/res-thick-film-49r9-1-0-1w-0603/dp/2447381?st=50 0603 resistor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21" calcext:value-type="float">
            <text:p>0,00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SP m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,3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Final price</text:p>
          </table:table-cell>
          <table:table-cell table:formula="of:=SUM([.E4:.E19])" office:value-type="float" office:value="19" calcext:value-type="float">
            <text:p>19</text:p>
          </table:table-cell>
          <table:table-cell table:formula="of:=SUMPRODUCT([.E4:.E17];[.F4:.F17])" office:value-type="float" office:value="9.9174" calcext:value-type="float">
            <text:p>9,9174</text:p>
          </table:table-cell>
          <table:table-cell table:formula="of:=SUMPRODUCT([.E4:.E17];[.G4:.G17])" office:value-type="float" office:value="7.4739" calcext:value-type="float">
            <text:p>7,4739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With VAT</text:p>
          </table:table-cell>
          <table:table-cell/>
          <table:table-cell table:formula="of:=[.F20]*1.22" office:value-type="float" office:value="12.099228" calcext:value-type="float">
            <text:p>12,099228</text:p>
          </table:table-cell>
          <table:table-cell table:formula="of:=[.G20]*1.22" office:value-type="float" office:value="9.118158" calcext:value-type="float">
            <text:p>9,11815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CB</text:p>
          </table:table-cell>
          <table:table-cell table:number-columns-repeated="2"/>
          <table:table-cell table:number-columns-repeated="2" office:value-type="float" office:value="1.84" calcext:value-type="float">
            <text:p>1,8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F21]+[.F23]" office:value-type="float" office:value="13.939228" calcext:value-type="float">
            <text:p>13,939228</text:p>
          </table:table-cell>
          <table:table-cell table:formula="of:=[.G21]+[.G23]" office:value-type="float" office:value="10.958158" calcext:value-type="float">
            <text:p>10,95815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ce4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OM" table:base-cell-address="$List1.$A$1" table:cell-range-address="$List1.$A$1:.$F$1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2P0"/>
    </number:currency-style>
    <number:number-style style:name="N1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8P0"/>
    </number:number-style>
    <number:number-style style:name="N1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9P0"/>
    </number:number-style>
    <number:number-style style:name="N1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1P0"/>
    </number:number-style>
    <number:number-style style:name="N1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2P0"/>
    </number:number-style>
    <number:date-style style:name="N10113" number:language="sl" number:country="SI">
      <number:day/>
      <number:text>.</number:text>
      <number:month/>
      <number:text>.</number:text>
      <number:year number:style="long"/>
    </number:date-style>
    <number:date-style style:name="N10114" number:language="sl" number:country="SI">
      <number:day/>
      <number:text>.</number:text>
      <number:month number:textual="true"/>
      <number:text>.</number:text>
      <number:year/>
    </number:date-style>
    <number:date-style style:name="N10115" number:language="sl" number:country="SI">
      <number:day/>
      <number:text>.</number:text>
      <number:month number:textual="true"/>
    </number:date-style>
    <number:date-style style:name="N10116" number:language="sl" number:country="SI">
      <number:month number:textual="true"/>
      <number:text>.</number:text>
      <number:year/>
    </number:date-style>
    <number:time-style style:name="N10117" number:language="sl" number:country="SI">
      <number:hours/>
      <number:text>:</number:text>
      <number:minutes number:style="long"/>
      <number:text> </number:text>
      <number:am-pm/>
    </number:time-style>
    <number:time-style style:name="N1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sl" number:country="SI">
      <number:hours/>
      <number:text>:</number:text>
      <number:minutes number:style="long"/>
    </number:time-style>
    <number:time-style style:name="N1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1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3P0"/>
    </number:number-style>
    <number:number-style style:name="N1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4P0"/>
    </number:number-style>
    <number:number-style style:name="N1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6P0"/>
    </number:number-style>
    <number:number-style style:name="N1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7P0"/>
    </number:number-style>
    <number:number-style style:name="N10131P0" style:volatile="true" number:language="sl" number:country="SI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2" style:volatile="true" number:language="sl" number:country="SI">
      <loext:text> </loext:text>
      <loext:fill-character> </loext:fill-character>
      <number:text>-       </number:text>
    </number:number-style>
    <number:text-style style:name="N10131" number:language="sl" number:country="SI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l" number:country="SI">
      <loext:text> 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2" style:volatile="true" number:language="sl" number:country="SI">
      <loext:text> </loext:text>
      <loext:fill-character> </loext:fill-character>
      <number:text>- SIT </number:text>
    </number:number-style>
    <number:text-style style:name="N10135" number:language="sl" number:country="SI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l" number:country="SI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2" style:volatile="true" number:language="sl" number:country="SI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0139" number:language="sl" number:country="SI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sl" number:country="SI">
      <loext:text> 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2" style:volatile="true" number:language="sl" number:country="SI">
      <loext:text> </loext:text>
      <loext:fill-character> </loext:fill-character>
      <number:text>-</number:text>
      <number:number number:decimal-places="0" loext:min-decimal-places="0" number:min-integer-digits="0"/>
      <number:text> SIT </number:text>
    </number:number-style>
    <number:text-style style:name="N10143" number:language="sl" number:country="SI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.00.0000</text:date>, <text:time style:data-style-name="N2" text:time-value="22:38:19.13123704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56:50</meta:creation-date>
    <meta:initial-creator>Andrej Čampa</meta:initial-creator>
    <dc:language>sl-SI</dc:language>
    <dc:date>2018-07-17T22:40:21.299778584</dc:date>
    <meta:editing-cycles>10</meta:editing-cycles>
    <meta:editing-duration>PT1H19M11S</meta:editing-duration>
    <meta:generator>LibreOffice/6.0.3.2$Linux_X86_64 LibreOffice_project/00m0$Build-2</meta:generator>
    <meta:document-statistic meta:table-count="1" meta:cell-count="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